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4951in" style:rel-column-width="52003*"/>
    </style:style>
    <style:style style:name="Table1.B" style:family="table-column">
      <style:table-column-properties style:column-width="1.4299in" style:rel-column-width="1353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1.668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3076in"/>
    </style:style>
    <style:style style:name="Table1.4" style:family="table-row">
      <style:table-row-properties style:min-row-height="1.6271in"/>
    </style:style>
    <style:style style:name="Table1.5" style:family="table-row">
      <style:table-row-properties style:min-row-height="1.5in"/>
    </style:style>
    <style:style style:name="Table1.6" style:family="table-row">
      <style:table-row-properties style:min-row-height="1.85in"/>
    </style:style>
    <style:style style:name="P1" style:family="paragraph" style:parent-style-name="Table_20_Contents">
      <style:text-properties fo:language="zxx" fo:country="none" fo:font-weight="bold" officeooo:rsid="0016c4c3" officeooo:paragraph-rsid="0016c4c3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Table_20_Contents">
      <style:text-properties fo:language="zxx" fo:country="none" fo:font-weight="normal" officeooo:rsid="0019f1fe" officeooo:paragraph-rsid="0019f1fe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Table_20_Contents" style:list-style-name="L1">
      <style:text-properties fo:language="zxx" fo:country="none" fo:font-weight="normal" officeooo:rsid="0019f1fe" officeooo:paragraph-rsid="0019f1fe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Table_20_Contents" style:list-style-name="L1">
      <style:text-properties fo:language="zxx" fo:country="none" fo:font-weight="normal" officeooo:rsid="0017f626" officeooo:paragraph-rsid="0017f626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Table_20_Contents">
      <style:text-properties fo:language="zxx" fo:country="none" fo:font-weight="normal" officeooo:rsid="0017f626" officeooo:paragraph-rsid="0017f626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Table_20_Contents" style:list-style-name="L2">
      <style:text-properties fo:language="zxx" fo:country="none" fo:font-weight="normal" officeooo:rsid="001a80f0" officeooo:paragraph-rsid="001a80f0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Table_20_Contents">
      <style:text-properties fo:language="zxx" fo:country="none" fo:font-weight="normal" officeooo:rsid="001a80f0" officeooo:paragraph-rsid="001a80f0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Table_20_Contents">
      <style:text-properties fo:language="zxx" fo:country="none" fo:font-weight="normal" officeooo:rsid="001b5160" officeooo:paragraph-rsid="001b5160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Table_20_Contents">
      <style:text-properties fo:language="zxx" fo:country="none" fo:font-weight="normal" officeooo:rsid="001d1011" officeooo:paragraph-rsid="001d1011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Table_20_Contents">
      <style:text-properties officeooo:paragraph-rsid="0016c4c3"/>
    </style:style>
    <style:style style:name="T1" style:family="text">
      <style:text-properties fo:font-weight="normal" officeooo:rsid="0017f626" style:font-weight-asian="normal" style:font-weight-complex="normal"/>
    </style:style>
    <style:style style:name="T2" style:family="text">
      <style:text-properties officeooo:rsid="0019f1fe"/>
    </style:style>
    <style:style style:name="T3" style:family="text">
      <style:text-properties fo:language="zxx" fo:country="none" fo:font-weight="bold" officeooo:rsid="0016c4c3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language="zxx" fo:country="none" fo:font-weight="bold" officeooo:rsid="001a80f0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language="zxx" fo:country="none" fo:font-weight="normal" officeooo:rsid="0017f626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fo:language="zxx" fo:country="none" fo:font-weight="normal" officeooo:rsid="001a80f0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officeooo:rsid="001a80f0"/>
    </style:style>
    <style:style style:name="T8" style:family="text">
      <style:text-properties officeooo:rsid="001b5160"/>
    </style:style>
    <style:style style:name="T9" style:family="text">
      <style:text-properties officeooo:rsid="001d101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text:span text:style-name="T3">TEST: </text:span><text:span text:style-name="T6">Opptak med stereokamera</text:span><text:span text:style-name="T5"> på Raspberry Pi</text:span></text:p>
          </table:table-cell>
          <table:table-cell table:style-name="Table1.B1" office:value-type="string">
            <text:p text:style-name="P1">DATO: <text:span text:style-name="T1">16.03.2020</text:span></text:p>
          </table:table-cell>
        </table:table-row>
        <table:table-row table:style-name="Table1.2">
          <table:table-cell table:style-name="Table1.A2" table:number-columns-spanned="2" office:value-type="string">
            <text:p text:style-name="P1">BESKRIVELSE:</text:p>
            <text:p text:style-name="P5">Test av framerate fra Intel RealSense når det kjører på Raspberry Pi <text:span text:style-name="T2">med alle datastrømmer påskrudd.</text:span></text:p>
            <text:p text:style-name="P2"/>
            <text:p text:style-name="P2">Detaljer:</text:p>
            <text:p text:style-name="P2">Framerate: 15fps</text:p>
            <text:p text:style-name="P7">Oppløsning: <text:span text:style-name="T9">424x240</text:span></text:p>
            <text:p text:style-name="P8">Datastrømmer: Dybdekamera, fargekamera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1">PROSEDYRE:</text:p>
            <text:list xml:id="list2863130910" text:style-name="L1">
              <text:list-item>
                <text:p text:style-name="P4">Skru på dybdekamera <text:span text:style-name="T2">og fargekamera.</text:span></text:p>
              </text:list-item>
              <text:list-item>
                <text:p text:style-name="P3">Start opptak.</text:p>
              </text:list-item>
              <text:list-item>
                <text:p text:style-name="P3">Lagre 1 minutt med opptak.</text:p>
              </text:list-item>
              <text:list-item>
                <text:p text:style-name="P3">Sjekk om opptaket er sammenhengende.</text:p>
              </text:list-item>
            </text:list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1">SUKSESSKRITERIER:</text:p>
            <text:p text:style-name="P2">Opptaket er sammenhengende og har ikke store huller på flere sekunder. Helst ingen huller i opptaket, men noen små huller på mindre enn ett sekund kan aksepteres. </text:p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<text:span text:style-name="T2">R</text:span>ESULTAT:</text:p>
            <text:p text:style-name="P9">Godkjent. Opptaket er stort sett sammenhengende, bortsett fra et og annet lite hull.</text:p>
          </table:table-cell>
          <table:covered-table-cell/>
        </table:table-row>
        <table:table-row table:style-name="Table1.6">
          <table:table-cell table:style-name="Table1.A2" table:number-columns-spanned="2" office:value-type="string">
            <text:p text:style-name="P1">­EVENTUELLE TILTAK: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2:50:02.707733008</meta:creation-date>
    <dc:date>2020-03-16T16:55:07.626475486</dc:date>
    <meta:editing-duration>PT19M8S</meta:editing-duration>
    <meta:editing-cycles>4</meta:editing-cycles>
    <meta:generator>LibreOffice/6.4.1.2$Linux_X86_64 LibreOffice_project/40$Build-2</meta:generator>
    <meta:document-statistic meta:table-count="1" meta:image-count="0" meta:object-count="0" meta:page-count="1" meta:paragraph-count="18" meta:word-count="101" meta:character-count="675" meta:non-whitespace-character-count="596"/>
  </office:meta>
</office:document-meta>
</file>